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rsid="0019a9f2" officeooo:paragraph-rsid="0019a9f2" style:font-weight-asian="normal" style:font-weight-complex="normal"/>
    </style:style>
    <style:style style:name="P3" style:family="paragraph" style:parent-style-name="Standard">
      <style:text-properties fo:font-weight="normal" officeooo:rsid="001a941d" officeooo:paragraph-rsid="001c8e3c" style:font-weight-asian="normal" style:font-weight-complex="normal"/>
    </style:style>
    <style:style style:name="P4" style:family="paragraph" style:parent-style-name="Standard">
      <style:text-properties fo:font-weight="normal" officeooo:rsid="0021818d" officeooo:paragraph-rsid="0021818d" style:font-weight-asian="normal" style:font-weight-complex="normal"/>
    </style:style>
    <style:style style:name="P5" style:family="paragraph" style:parent-style-name="Standard">
      <style:text-properties fo:font-weight="normal" officeooo:rsid="0021818d" officeooo:paragraph-rsid="00230664" style:font-weight-asian="normal" style:font-weight-complex="normal"/>
    </style:style>
    <style:style style:name="P6" style:family="paragraph" style:parent-style-name="Standard">
      <style:text-properties fo:font-weight="normal" officeooo:rsid="001a941d" officeooo:paragraph-rsid="001c8e3c" style:font-weight-asian="normal" style:font-weight-complex="normal"/>
    </style:style>
    <style:style style:name="P7" style:family="paragraph" style:parent-style-name="Standard">
      <style:text-properties officeooo:paragraph-rsid="00230664"/>
    </style:style>
    <style:style style:name="P8" style:family="paragraph" style:parent-style-name="Standard">
      <style:text-properties officeooo:rsid="0023893d" officeooo:paragraph-rsid="0023893d"/>
    </style:style>
    <style:style style:name="P9" style:family="paragraph" style:parent-style-name="Standard">
      <style:text-properties officeooo:rsid="0024459f" officeooo:paragraph-rsid="0024459f"/>
    </style:style>
    <style:style style:name="P10" style:family="paragraph" style:parent-style-name="Standard">
      <style:text-properties officeooo:rsid="0025a53a" officeooo:paragraph-rsid="0025a53a"/>
    </style:style>
    <style:style style:name="P11" style:family="paragraph" style:parent-style-name="Standard">
      <style:text-properties officeooo:rsid="002779cb" officeooo:paragraph-rsid="002779cb"/>
    </style:style>
    <style:style style:name="T1" style:family="text">
      <style:text-properties officeooo:rsid="001a941d"/>
    </style:style>
    <style:style style:name="T2" style:family="text">
      <style:text-properties officeooo:rsid="001c8e3c"/>
    </style:style>
    <style:style style:name="T3" style:family="text">
      <style:text-properties fo:font-style="italic" style:font-style-asian="italic" style:font-style-complex="italic"/>
    </style:style>
    <style:style style:name="T4" style:family="text">
      <style:text-properties fo:font-style="italic" officeooo:rsid="001c8e3c" style:font-style-asian="italic" style:font-style-complex="italic"/>
    </style:style>
    <style:style style:name="T5" style:family="text">
      <style:text-properties fo:font-style="italic" officeooo:rsid="0026479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8e3c" style:font-style-asian="normal" style:font-style-complex="normal"/>
    </style:style>
    <style:style style:name="T8" style:family="text">
      <style:text-properties fo:font-style="normal" officeooo:rsid="001d2c48" style:font-style-asian="normal" style:font-style-complex="normal"/>
    </style:style>
    <style:style style:name="T9" style:family="text">
      <style:text-properties fo:font-style="normal" officeooo:rsid="001eb603" style:font-style-asian="normal" style:font-style-complex="normal"/>
    </style:style>
    <style:style style:name="T10" style:family="text">
      <style:text-properties fo:font-style="normal" officeooo:rsid="002253c7" style:font-style-asian="normal" style:font-style-complex="normal"/>
    </style:style>
    <style:style style:name="T11" style:family="text">
      <style:text-properties fo:font-style="normal" officeooo:rsid="0026479d" style:font-style-asian="normal" style:font-style-complex="normal"/>
    </style:style>
    <style:style style:name="T12" style:family="text">
      <style:text-properties fo:font-style="normal" officeooo:rsid="002779cb" style:font-style-asian="normal" style:font-style-complex="normal"/>
    </style:style>
    <style:style style:name="T13" style:family="text">
      <style:text-properties officeooo:rsid="002253c7"/>
    </style:style>
    <style:style style:name="T14" style:family="text">
      <style:text-properties officeooo:rsid="00230664"/>
    </style:style>
    <style:style style:name="T15" style:family="text">
      <style:text-properties fo:font-weight="normal" officeooo:rsid="0021818d" style:font-weight-asian="normal" style:font-weight-complex="normal"/>
    </style:style>
    <style:style style:name="T16" style:family="text">
      <style:text-properties fo:font-weight="normal" officeooo:rsid="00230664" style:font-weight-asian="normal" style:font-weight-complex="normal"/>
    </style:style>
    <style:style style:name="T17" style:family="text">
      <style:text-properties officeooo:rsid="0024459f"/>
    </style:style>
    <style:style style:name="T18" style:family="text">
      <style:text-properties officeooo:rsid="0025a53a"/>
    </style:style>
    <style:style style:name="T19" style:family="text">
      <style:text-properties officeooo:rsid="002647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predictions does the embodiment account make – how can it be tested whether a concept is embodied? Name at least 2 methods, and describe 1 in more detail with an example study.</text:p>
      <text:p text:style-name="P1"/>
      <text:p text:style-name="P1"/>
      <text:p text:style-name="P2">To explain what predictions the embodiment account makes, we first need to know what the embodiment account is all about. To understand this, I will first explain mental representations, which the emodiment account is all about. </text:p>
      <text:p text:style-name="P2">All humans have mental representations. These are what you can call representations of the world around us. Everything from the computer you are most likely sitting in front of right now, to what your relationship with your wife/friend/girlfriend is like have some sort of mental representation. In short, you could say mental representations are cognitive “symbols” that represent the external reality. </text:p>
      <text:p text:style-name="P2">That's easy enough, but what does these mental representations “look like” in your brain, <text:span text:style-name="T13">and</text:span> <text:span text:style-name="T13">h</text:span>ow do we <text:span text:style-name="T13">(ourselves)</text:span> model these mental representations in our brain? You could say there are two dominating theories, the associative network model, and the embodiment account. <text:span text:style-name="T1">The associative network model explains mental representations as nodes that are connected together by bonds of different thickness (how strongly related the two nodes are). </text:span></text:p>
      <text:p text:style-name="P3">The embodiment account on the other hand, says that our mental representations <text:span text:style-name="T2">and all our psychological processes are grounded in our pyshical and sensory behaviours. Take for example a simple test where you are supposed to say whether or not a pair of words belong together. You have the words branch and root, which obviously belong together, and whom both test subjects say </text:span><text:span text:style-name="T4">do </text:span><text:span text:style-name="T7">belong together. There </text:span><text:span text:style-name="T10">i</text:span><text:span text:style-name="T7">s, however, one crucial factor that </text:span><text:span text:style-name="T10">has</text:span><text:span text:style-name="T7"> been changed between the two subjects' presentation of the two words. Branch and root are presented in a way that they are on top of each other, where either branch, or root is on the top. What the experiment showed was that when branch was on top, and root in the bottom, people said the pair </text:span><text:span text:style-name="T10">belong together</text:span><text:span text:style-name="T7"> faster, than when the positions were switched. If you were to explain this result by using the embodiment approach it would be because a branch is above roots in real life, and therefore, it makes more sense to have the word “branch” on top.</text:span></text:p>
      <text:p text:style-name="P3"><text:span text:style-name="T7"/></text:p>
      <text:p text:style-name="P3"><text:span text:style-name="T7">So, now that I have briefly explained what the embodiment approach is, we can start discussing some of the predictions we can make, </text:span><text:span text:style-name="T11">and also how we could test whether a concept is embodied or not</text:span><text:span text:style-name="T7">. </text:span><text:span text:style-name="T8">When looking at different concepts, we can see that using the embodiment approach </text:span><text:span text:style-name="T10">enables us to make a few simple</text:span><text:span text:style-name="T8"> predicitions. Take for example the concept that power is often metaphorically associated with size, and applying the embodiment approach to this we could predict </text:span><text:span text:style-name="T9">that</text:span><text:span text:style-name="T8"> let's say </text:span><text:span text:style-name="T9">the</text:span><text:span text:style-name="T8"> size of a word would influence how powerful we'd judge that word </text:span><text:span text:style-name="T10">to be</text:span><text:span text:style-name="T8">. </text:span><text:span text:style-name="T9">Basically, we can predict that every concept that has a metaphorical counterpart that is psychical could </text:span><text:span text:style-name="T10">be</text:span><text:span text:style-name="T9"> influenced by adding the psychical part of that concept whenever you make a judgement involving that concept. Let's say you're answering a questionnair asking how heavily your own voice would weigh in a family dispute. If you add something that's psychically heavy, let's say a heavy clipboard, you could predict that the person would say his/her voice would weigh more. </text:span><text:span text:style-name="T11">This is, in simple terms, also how you would test wether a concept is embodied or not. If it is, you could predict that the psychial part of it would influence someone's judgement.</text:span></text:p>
      <text:p text:style-name="P3"><text:span text:style-name="T11"/></text:p>
      <text:p text:style-name="P4">Ellaborating on the concept of something being heavy, therefore weighing heavily (metaphorically speaking) I will go more in depth on a specific experiment done on this topic. The <text:span text:style-name="T19">study</text:span> was done by Jesse J. Chandler, David Reinhard and Norbert Schwarz. </text:p>
      <text:p text:style-name="P5">In short participants <text:span text:style-name="T13">were asked to give a few opinions on a book (making sure none of the subjects knew the book from beforehand), whereas one half was given the book frontcover up, where all they could see were the author and title. The other half were given the book backcover up, where they could read a short summary of the book, as well as reviews. There was one control group, where the book weighed 439g (normal weight) and one group where it weighed 675g. In other </text:span><text:soft-page-break/><text:span text:style-name="T13">words, only factor changing was the weight of the book (and back/frontcover, but that was something done in both groups). Importance of book was divided into three categories which were then combined at the end of the experiment. The categories were: </text:span></text:p>
      <text:p text:style-name="P5"><text:span text:style-name="T13">- How much would you be willing to pay?</text:span></text:p>
      <text:p text:style-name="P5"><text:span text:style-name="T13">- Interest in reading the book (10-point scale).</text:span></text:p>
      <text:p text:style-name="P7"><text:span text:style-name="T15">- </text:span><text:span text:style-name="T16">The</text:span> likelihood that it would be named among the most influential books by The New York Times <text:span text:style-name="T14">(10-point scale).</text:span></text:p>
      <text:p text:style-name="P7"/>
      <text:p text:style-name="P8">The interesting part of this study was that the subjects who had more information about the book (backcover) were more strongly influenced by the book's weight when it came to rating its importance than when <text:span text:style-name="T17">they knew very little about the book. This is contrary to the well known and accepted assumption that embodied metaphors exert more influence the less information the participant has on the subject.</text:span></text:p>
      <text:p text:style-name="P9"><text:span text:style-name="T18">One theory as to why</text:span> is that people hesitate to make judgements about something they know nothing about, and so, they would only use metaphorical “cues” to judge something when they feel like the object is already available to judge (having knowledge about it).</text:p>
      <text:p text:style-name="P10">After this first study there were done two more that both supports this first study, where it was found that embodied information only play a part when you already got knowledge about something. In study number 2 <text:span text:style-name="T19">60 participants were asked to do a “product perception” study, where they were all presented with the book </text:span><text:span text:style-name="T5">“The Cathcer in the Rye” </text:span><text:span text:style-name="T11">and were asked wether they had read the book or not. The same procedure was done in this study, and it came out with the same results as in study 1. In study 3 the same basic principle was present, but a couple questionnairs were added to compare percieved knowledge and actual knowledge of the book to the other results. </text:span><text:span text:style-name="T12">It turned out that percieved and actual knowledge were in no way influenced by the book's weight.</text:span></text:p>
      <text:p text:style-name="P11"><text:span text:style-name="T6">I will not go into further details about the last two studies in this essay, simply because of limited space.</text:span></text:p>
      <text:p text:style-name="P11"/>
      <text:p text:style-name="P11"><text:span text:style-name="T6">To summarize, the embodiment approach is a theory that says memory, or mental representations are all grounded in physical and sensory input in the real world. To test whether or not a concept is embodied you can take the “physical part” of the concept and add it to a situation where someone has to judge or make a decision about something, and see whether or not this physical part makes any difference. Two example of this is the “branch-root” test where the orientation of the words matters, and the “clipboard-test” where the weight of the clipboard is manipulated. Ellaborating on the clipboard-test I talked more in depth about a study where they checked wether a books' weight influenced judgement on importance. Here they also found that the assumption that embodiment can be seen as a heuristic of sorts, where the less knowledge you have, the more you rely on embodied concept, is wrong, and that it actually is the other way around (at least in some circumsta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16:23:33.702000000</meta:creation-date>
    <dc:date>2015-03-07T01:35:44.859000000</dc:date>
    <meta:editing-duration>PT2H51M57S</meta:editing-duration>
    <meta:editing-cycles>2</meta:editing-cycles>
    <meta:generator>LibreOffice/4.3.4.1$Windows_x86 LibreOffice_project/bc356b2f991740509f321d70e4512a6a54c5f243</meta:generator>
    <meta:document-statistic meta:table-count="0" meta:image-count="0" meta:object-count="0" meta:page-count="2" meta:paragraph-count="16" meta:word-count="1220" meta:character-count="7173" meta:non-whitespace-character-count="5963"/>
  </office:meta>
</office:document-meta>
</file>